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443.45pt"/>
    </style:style>
    <style:style style:name="co5" style:family="table-column">
      <style:table-column-properties fo:break-before="auto" style:column-width="7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color="#009900"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Teach</text:p>
          </table:table-cell>
          <table:table-cell table:style-name="ce4" office:value-type="string" calcext:value-type="string">
            <text:p>Priority</text:p>
          </table:table-cell>
          <table:table-cell table:style-name="ce5" office:value-type="string" calcext:value-type="string">
            <text:p>Description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.asp" xlink:type="simple">&lt;a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 hyperlin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ooter.asp" xlink:type="simple">&lt;footer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ing</text:p>
          </table:table-cell>
          <table:table-cell table:style-name="ce6" office:value-type="string" calcext:value-type="string">
            <text:p>Defines a footer for a document or 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n.asp" xlink:type="simple">&lt;h1&gt; to &lt;h6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HTML heading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eader.asp" xlink:type="simple">&lt;header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ing</text:p>
          </table:table-cell>
          <table:table-cell table:style-name="ce6" office:value-type="string" calcext:value-type="string">
            <text:p>Defines a header for a document or 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mg.asp" xlink:type="simple">&lt;img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n im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.asp" xlink:type="simple">&lt;p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 paragrap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video.asp" xlink:type="simple">&lt;video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a video or movi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audio.asp" xlink:type="simple">&lt;audio&gt;</text:a>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fines sound content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button.asp" xlink:type="simple">&lt;button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clickable button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br.asp" xlink:type="simple">&lt;br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single line break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n input control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label.asp" xlink:type="simple">&lt;label&gt;</text:a>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efines a label for an &lt;input&gt; element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www.w3schools.com/tags/tag_blockquote.asp" xlink:type="simple">&lt;blockquote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section that is quoted from another sourc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aption.asp" xlink:type="simple">&lt;caption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table cap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ite.asp" xlink:type="simple">&lt;cite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the title of a wor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iv.asp" xlink:type="simple">&lt;div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ouping</text:p>
          </table:table-cell>
          <table:table-cell table:style-name="ce6" office:value-type="string" calcext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l.asp" xlink:type="simple">&lt;dl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descriptio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t.asp" xlink:type="simple">&lt;dt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term/name in a descriptio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em.asp" xlink:type="simple">&lt;em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emphasized text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igure.asp" xlink:type="simple">&lt;figure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pecifies self-contained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r.asp" xlink:type="simple">&lt;hr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thematic change in the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.asp" xlink:type="simple">&lt;i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a part of text in an alternate voice or mo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trong.asp" xlink:type="simple">&lt;strong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important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ub.asp" xlink:type="simple">&lt;sub&gt;</text:a>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efines subscrip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ul.asp" xlink:type="simple">&lt;ul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n unordered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igcaption.asp" xlink:type="simple">&lt;figcaption&gt;</text:a>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Defines a caption for a &lt;figure&gt; 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mment.asp" xlink:type="simple">&lt;!--...--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a com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'<text:a xlink:href="https://www.w3schools.com/tags/tag_doctype.asp" xlink:type="simple">&lt;!DOCTYPE&gt;</text:a> 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document typ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document's bod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ead.asp" xlink:type="simple">&lt;head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information about the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html.asp" xlink:type="simple">&lt;html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root of an HTML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link.asp" xlink:type="simple">&lt;link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ta.asp" xlink:type="simple">&lt;meta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metadata about an HTML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nav.asp" xlink:type="simple">&lt;nav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navigation link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cript.asp" xlink:type="simple">&lt;script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a client-side scrip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itle.asp" xlink:type="simple">&lt;title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cument</text:p>
          </table:table-cell>
          <table:table-cell table:style-name="ce6" office:value-type="string" calcext:value-type="string">
            <text:p>Defines a title for the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li.asp" xlink:type="simple">&lt;li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 list ite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l.asp" xlink:type="simple">&lt;ol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n ordered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ption.asp" xlink:type="simple">&lt;option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n option in a drop-dow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elect.asp" xlink:type="simple">&lt;select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st</text:p>
          </table:table-cell>
          <table:table-cell table:style-name="ce6" office:value-type="string" calcext:value-type="string">
            <text:p>Defines a drop-dow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able.asp" xlink:type="simple">&lt;table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body.asp" xlink:type="simple">&lt;tbody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Groups the body content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d.asp" xlink:type="simple">&lt;td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cell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h.asp" xlink:type="simple">&lt;th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header cell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r.asp" xlink:type="simple">&lt;tr&gt;</text:a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ble</text:p>
          </table:table-cell>
          <table:table-cell table:style-name="ce6" office:value-type="string" calcext:value-type="string">
            <text:p>Defines a row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bbr.asp" xlink:type="simple">&lt;abb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bbreviation or an acrony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ddress.asp" xlink:type="simple">&lt;addres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contact information for the author/owner of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rea.asp" xlink:type="simple">&lt;area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rea inside an image-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rticle.asp" xlink:type="simple">&lt;articl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rtic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aside.asp" xlink:type="simple">&lt;asid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content aside from the page cont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ase.asp" xlink:type="simple">&lt;bas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the base URL/target for all relative URLs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di.asp" xlink:type="simple">&lt;bdi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Isolates a part of text that might be formatted in a different direction from other text outside 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do.asp" xlink:type="simple">&lt;bdo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Overrides the current text dir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anvas.asp" xlink:type="simple">&lt;canva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Used to draw graphics, on the fly, via scripting (usually JavaScript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de.asp" xlink:type="simple">&lt;cod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piece of computer co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l.asp" xlink:type="simple">&lt;col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column properties for each column within a &lt;colgroup&gt; element 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colgroup.asp" xlink:type="simple">&lt;colgrou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a group of one or more columns in a table for formattin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d.asp" xlink:type="simple">&lt;dd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description/value of a term in a descriptio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el.asp" xlink:type="simple">&lt;del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hat has been deleted from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etails.asp" xlink:type="simple">&lt;detail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dditional details that the user can view or hi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fn.asp" xlink:type="simple">&lt;dfn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Represents the defining instance of a te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ialog.asp" xlink:type="simple">&lt;dialog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dialog box or wind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ieldset.asp" xlink:type="simple">&lt;fieldse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Groups related elements in a for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HTML form for user inpu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a xlink:href="https://www.w3schools.com/tags/tag_frame.asp" xlink:type="simple">&lt;fram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t supported in HTML5.</text:p>
            <text:p>Defines a window (a frame) in a frames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ns.asp" xlink:type="simple">&lt;in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text that has been inserted into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kbd.asp" xlink:type="simple">&lt;kbd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keyboard inp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legend.asp" xlink:type="simple">&lt;legend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aption for a &lt;fieldset&gt; 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ain.asp" xlink:type="simple">&lt;main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Specifies the main content of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ap.asp" xlink:type="simple">&lt;ma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lient-side image-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ark.asp" xlink:type="simple">&lt;mark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marked/highligh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nu.asp" xlink:type="simple">&lt;menu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list/menu of command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nuitem.asp" xlink:type="simple">&lt;menuitem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ommand/menu item that the user can invoke from a popup men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meter.asp" xlink:type="simple">&lt;mete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scalar measurement within a known range (a gaug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noscript.asp" xlink:type="simple">&lt;noscrip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alternate content for users that do not support client-side scrip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bject.asp" xlink:type="simple">&lt;objec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embedded obj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ptgroup.asp" xlink:type="simple">&lt;optgrou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group of related options in a drop-down l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output.asp" xlink:type="simple">&lt;outpu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he result of a calcul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aram.asp" xlink:type="simple">&lt;param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parameter for an obj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icture.asp" xlink:type="simple">&lt;pictur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container for multiple image resour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re.asp" xlink:type="simple">&lt;pr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preformat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progress.asp" xlink:type="simple">&lt;progres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Represents the progress of a tas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rp.asp" xlink:type="simple">&lt;r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what to show in browsers that do not support ruby annotat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rt.asp" xlink:type="simple">&lt;rt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n explanation/pronunciation of characters (for East Asian typograph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ruby.asp" xlink:type="simple">&lt;ruby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ruby annotation (for East Asian typograph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.asp" xlink:type="simple">&lt;s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hat is no longer correc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ection.asp" xlink:type="simple">&lt;section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mall.asp" xlink:type="simple">&lt;small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smaller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ource.asp" xlink:type="simple">&lt;sourc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multiple media resource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tyle.asp" xlink:type="simple">&lt;styl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style information for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ummary.asp" xlink:type="simple">&lt;summary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visible heading for a &lt;details&gt; el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up.asp" xlink:type="simple">&lt;sup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superscripte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emplate.asp" xlink:type="simple">&lt;templat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templ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extarea.asp" xlink:type="simple">&lt;textarea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multiline input control (text area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ime.asp" xlink:type="simple">&lt;time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date/ti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rack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u.asp" xlink:type="simple">&lt;u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text that should be stylistically different from normal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var.asp" xlink:type="simple">&lt;va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vari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wbr.asp" xlink:type="simple">&lt;wbr&gt;</text:a>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Defines a possible line-brea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b.asp" xlink:type="simple">&lt;b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bold tex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datalist.asp" xlink:type="simple">&lt;datalist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Specifies a list of pre-defined options for input contro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embed.asp" xlink:type="simple">&lt;embed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 container for an external (non-HTML) applic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iframe.asp" xlink:type="simple">&lt;iframe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n inline fra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q.asp" xlink:type="simple">&lt;q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 short quot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amp.asp" xlink:type="simple">&lt;samp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sample output from a computer progra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span.asp" xlink:type="simple">&lt;span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foot.asp" xlink:type="simple">&lt;tfoot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Groups the footer content in a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w3schools.com/tags/tag_thead.asp" xlink:type="simple">&lt;thead&gt;</text:a>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Groups the header content in a table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ce3"/>
        <table:table-row table:style-name="ro1"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mary adv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ocument lev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 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 II</text:p>
          </table:table-cell>
        </table:table-row>
      </table:table>
      <table:named-expressions/>
      <table:database-ranges>
        <table:database-range table:name="__Anonymous_Sheet_DB__0" table:target-range-address="Sheet1.A1:Sheet1.D10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28:36.612388365</meta:creation-date>
    <dc:date>2018-02-09T15:01:41.147561573</dc:date>
    <meta:editing-duration>PT22M39S</meta:editing-duration>
    <meta:editing-cycles>12</meta:editing-cycles>
    <meta:generator>LibreOffice/5.1.6.2$Linux_X86_64 LibreOffice_project/10m0$Build-2</meta:generator>
    <meta:document-statistic meta:table-count="2" meta:cell-count="384" meta:object-count="0"/>
  </office:meta>
</office:document-meta>
</file>